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2.53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addAllergyAndVerifyOnAllergyPage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https://dev-portal.icanbwell.com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5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08:33</dc:date>
    <meta:creation-date>2014-12-16T16:26:20Z</meta:creation-date>
    <meta:editing-cycles>76</meta:editing-cycles>
    <meta:editing-duration>P1DT11H38M6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